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bc949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4" style:family="paragraph" style:parent-style-name="Preformatted_20_Text">
      <style:text-properties style:use-window-font-color="true" loext:opacity="0%" fo:font-weight="bold" style:font-weight-asian="bold" style:font-weight-complex="bold"/>
    </style:style>
    <style:style style:name="P5" style:family="paragraph" style:parent-style-name="Preformatted_20_Text"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officeooo:rsid="001a5c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 Robes For Mine (CCLI - Lyrics only -- chords added by S. Driesner)</text:p>
      <text:p text:style-name="P1">======================================================================</text:p>
      <text:p text:style-name="P1"/>
      <text:p text:style-name="P2">[ CHORDS – <text:span text:style-name="T3">NO CAPO</text:span> ]</text:p>
      <text:p text:style-name="P3">D <text:s text:c="6"/>G <text:s text:c="6"/>Asus <text:s text:c="3"/>A <text:s text:c="6"/>Bm7 <text:s text:c="4"/>Bm <text:s text:c="5"/>E <text:s text:c="6"/>Em</text:p>
      <text:p text:style-name="P3">xoo=== <text:s/>==oo== <text:s/>oo===o <text:s/>oo===o <text:s/>====== <text:s/>====== <text:s/>o===oo <text:s/>o==ooo</text:p>
      <text:p text:style-name="P3">|||||| <text:s/>|||||| <text:s/>|||||| <text:s/>|||||| <text:s/>|||||| <text:s/>|||||| <text:s/>|||O|| <text:s/>||||||</text:p>
      <text:p text:style-name="P3">|||O|O <text:s/>O|||OO <text:s/>||OO|| <text:s/>||OOO| <text:s/>OO|O|O <text:s/>OO|||O <text:s/>|OO||| <text:s/>|OO|||</text:p>
      <text:p text:style-name="P3">||||O| <text:s/>|O|||| <text:s/>||||O| <text:s/>|||||| <text:s/>||||O| <text:s/>||||O| <text:s/>|||||| <text:s/>||||||</text:p>
      <text:p text:style-name="P3">|||||| <text:s/>|||||| <text:s/>|||||| <text:s/>|||||| <text:s/>||O||| <text:s/>||OO|| <text:s/>|||||| <text:s/>||||||</text:p>
      <text:p text:style-name="P3"/>
      <text:p text:style-name="P1">[ INTRO<text:span text:style-name="T3"> </text:span>]</text:p>
      <text:p text:style-name="P3">| D <text:s/>| G <text:s/>| Em A <text:s/>| D <text:s/>|</text:p>
      <text:p text:style-name="Preformatted_20_Text"/>
      <text:p text:style-name="P1">[ VERSE 1 ]</text:p>
      <text:p text:style-name="P3">D <text:s text:c="19"/>G <text:s text:c="13"/>D</text:p>
      <text:p text:style-name="Preformatted_20_Text">His robes for mine O won-der-ful ex-change</text:p>
      <text:p text:style-name="Preformatted_20_Text"><text:s text:c="14"/><text:span text:style-name="T2">D <text:s text:c="9"/>G <text:s text:c="21"/>Asus A</text:span></text:p>
      <text:p text:style-name="Preformatted_20_Text">Clothed in my sin Christ suf-fered 'neath God's rage</text:p>
      <text:p text:style-name="Preformatted_20_Text"><text:s text:c="14"/><text:span text:style-name="T2">G <text:s text:c="9"/>A <text:s text:c="14"/>Bm7</text:span></text:p>
      <text:p text:style-name="Preformatted_20_Text">Draped in His right-eous-ness I'm just-i-fied</text:p>
      <text:p text:style-name="Preformatted_20_Text"><text:s text:c="12"/><text:span text:style-name="T2">G <text:s text:c="7"/>A <text:s text:c="13"/>D</text:span></text:p>
      <text:p text:style-name="Preformatted_20_Text">In Christ I live for in my place He died</text:p>
      <text:p text:style-name="Preformatted_20_Text"/>
      <text:p text:style-name="P4">[ VERSE 2 ]</text:p>
      <text:p text:style-name="Preformatted_20_Text">His robes for mine what cause have I for dread</text:p>
      <text:p text:style-name="Preformatted_20_Text">God's daunt-ing law Christ mast-ered in my stead</text:p>
      <text:p text:style-name="Preformatted_20_Text">Fault-less I stand with right-eous works not mine</text:p>
      <text:p text:style-name="Preformatted_20_Text">Saved by my Lord's vic-a-rious death and life</text:p>
      <text:p text:style-name="Preformatted_20_Text"/>
      <text:p text:style-name="P1">[ CHORUS ]</text:p>
      <text:p text:style-name="P3">D <text:s text:c="9"/>Bm <text:s text:c="8"/>E <text:s text:c="13"/>A</text:p>
      <text:p text:style-name="Preformatted_20_Text">I cling to Christ and mar-vel at the cost</text:p>
      <text:p text:style-name="P3">D <text:s text:c="8"/>G <text:s text:c="5"/>A <text:s text:c="18"/>D</text:p>
      <text:p text:style-name="Preformatted_20_Text">Jesus for-sak-en God est-ranged from God</text:p>
      <text:p text:style-name="P3">D <text:s text:c="13"/>Bm <text:s text:c="5"/>E <text:s text:c="13"/>A <text:s/>D <text:s/>G</text:p>
      <text:p text:style-name="Preformatted_20_Text">Bought by such love my life is not my own</text:p>
      <text:p text:style-name="Preformatted_20_Text"><text:s text:c="3"/><text:span text:style-name="T2">D <text:s text:c="8"/>G <text:s text:c="8"/>Em <text:s text:c="5"/>A <text:s text:c="7"/>D</text:span></text:p>
      <text:p text:style-name="Preformatted_20_Text">My praise my all shall be <text:s/>for Christ a-lone</text:p>
      <text:p text:style-name="Preformatted_20_Text"/>
      <text:p text:style-name="P1">[ VERSE 3 ]</text:p>
      <text:p text:style-name="Preformatted_20_Text">His robes for mine God's just-ice is ap-peased</text:p>
      <text:p text:style-name="Preformatted_20_Text">Jesus is crushed and thus the Fath-er's pleased</text:p>
      <text:p text:style-name="Preformatted_20_Text">Christ drank God's wrath on sin then cried 'Tis done</text:p>
      <text:p text:style-name="Preformatted_20_Text">Sin's wage is paid pro-pit-i-a-tion won</text:p>
      <text:p text:style-name="Preformatted_20_Text"/>
      <text:p text:style-name="P1">[ CHORUS ]</text:p>
      <text:p text:style-name="Preformatted_20_Text"/>
      <text:p text:style-name="P1">[ VERSE 4 ]</text:p>
      <text:p text:style-name="Preformatted_20_Text">His robes for mine such anguish none can know</text:p>
      <text:p text:style-name="Preformatted_20_Text">Christ God's beloved condemned as though His foe</text:p>
      <text:p text:style-name="Preformatted_20_Text">He as though I ac-cursed and left a-lone</text:p>
      <text:p text:style-name="Preformatted_20_Text">I as though He em-braced and wel-comed home</text:p>
      <text:p text:style-name="Preformatted_20_Text"/>
      <text:p text:style-name="P1">[ CHORUS ]</text:p>
      <text:p text:style-name="Preformatted_20_Text"/>
      <text:p text:style-name="P5">CCLI Song #7075450, Chris Anderson | Greg Habegger © 2008 Church Works Worship</text:p>
      <text:p text:style-name="P5">For use solely with the SongSelect® Terms of Use. All rights reserved. www.ccli.com</text:p>
      <text:p text:style-name="P5">CCLI License # 326605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7T12:03:00.102097483</dc:date>
    <meta:editing-duration>PT3M49S</meta:editing-duration>
    <meta:editing-cycles>2</meta:editing-cycles>
    <meta:generator>LibreOffice/7.6.7.2$Linux_X86_64 LibreOffice_project/60$Build-2</meta:generator>
    <meta:print-date>2024-07-27T12:03:03.971481479</meta:print-date>
    <meta:printed-by>PDF files</meta:printed-by>
    <meta:document-statistic meta:table-count="0" meta:image-count="0" meta:object-count="0" meta:page-count="1" meta:paragraph-count="49" meta:word-count="333" meta:character-count="2045" meta:non-whitespace-character-count="1414"/>
  </office:meta>
</office:document-meta>
</file>